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aash" svg:font-family="Akaash" style:font-pitch="variable"/>
    <style:font-face style:name="DejaVu Math TeX Gyre" svg:font-family="'DejaVu Math TeX Gyre'"/>
    <style:font-face style:name="Droid Sans Fallback" svg:font-family="'Droid Sans Fallback'" style:font-family-generic="system" style:font-pitch="variable"/>
    <style:font-face style:name="Helvetica" svg:font-family="Helvetica" style:font-family-generic="swiss"/>
    <style:font-face style:name="Mukti Narrow" svg:font-family="'Mukti Narrow'" style:font-pitch="variable"/>
    <style:font-face style:name="Noto Sans Bengali" svg:font-family="'Noto Sans Bengali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 Sans" svg:font-family="'Open Sans', Arial, sans-serif" style:font-family-generic="swiss"/>
    <style:font-face style:name="Open Sans SemiBold" svg:font-family="'Open Sans SemiBold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4pt" fo:font-weight="bold" officeooo:rsid="001515fb" officeooo:paragraph-rsid="001515fb" style:font-weight-asian="bold" style:font-weight-complex="bold"/>
    </style:style>
    <style:style style:name="P2" style:family="paragraph" style:parent-style-name="Text_20_body">
      <style:text-properties fo:font-size="14pt" fo:font-weight="bold" officeooo:rsid="00154f3f" officeooo:paragraph-rsid="00154f3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officeooo:rsid="001515fb" officeooo:paragraph-rsid="001515fb" style:font-weight-asian="bold" style:font-weight-complex="bold"/>
    </style:style>
    <style:style style:name="P4" style:family="paragraph" style:parent-style-name="Text_20_body">
      <style:paragraph-properties style:writing-mode="lr-tb"/>
      <style:text-properties fo:font-size="16pt" fo:font-style="normal" fo:font-weight="bold" officeooo:rsid="001bb3e7" officeooo:paragraph-rsid="001bb3e7" style:font-style-asian="normal" style:font-weight-asian="bold" style:font-style-complex="normal" style:font-weight-complex="bold"/>
    </style:style>
    <style:style style:name="P5" style:family="paragraph" style:parent-style-name="Title">
      <style:text-properties officeooo:rsid="001515fb" officeooo:paragraph-rsid="001515fb"/>
    </style:style>
    <style:style style:name="P6" style:family="paragraph" style:parent-style-name="Table_20_Contents">
      <style:paragraph-properties fo:text-align="center" style:justify-single-word="false"/>
      <style:text-properties officeooo:rsid="001e3d9f" officeooo:paragraph-rsid="001e3d9f"/>
    </style:style>
    <style:style style:name="P7" style:family="paragraph" style:parent-style-name="Table_20_Contents">
      <style:paragraph-properties fo:text-align="center" style:justify-single-word="false"/>
      <style:text-properties officeooo:rsid="001f8b6f" officeooo:paragraph-rsid="001f8b6f"/>
    </style:style>
    <style:style style:name="P8" style:family="paragraph" style:parent-style-name="Table_20_Contents">
      <style:paragraph-properties fo:text-align="center" style:justify-single-word="false" style:writing-mode="lr-tb"/>
      <style:text-properties officeooo:rsid="001f8b6f" officeooo:paragraph-rsid="001f8b6f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1515fb" officeooo:paragraph-rsid="001515fb" style:font-weight-asian="normal" style:font-weight-complex="normal"/>
    </style:style>
    <style:style style:name="P10" style:family="paragraph" style:parent-style-name="Text_20_body">
      <style:text-properties fo:font-size="12pt" fo:font-style="italic" fo:font-weight="normal" officeooo:rsid="00154f3f" officeooo:paragraph-rsid="00154f3f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style:writing-mode="lr-tb"/>
      <style:text-properties fo:font-size="12pt" fo:font-style="italic" fo:font-weight="normal" officeooo:rsid="0016386c" officeooo:paragraph-rsid="0016386c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style:writing-mode="lr-tb"/>
      <style:text-properties fo:font-size="12pt" fo:font-style="italic" fo:font-weight="normal" officeooo:rsid="0016386c" officeooo:paragraph-rsid="0018b2c8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writing-mode="lr-tb"/>
      <style:text-properties fo:font-size="12pt" fo:font-style="italic" fo:font-weight="normal" officeooo:rsid="001bb3e7" officeooo:paragraph-rsid="001bb3e7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style:writing-mode="lr-tb"/>
      <style:text-properties fo:font-size="12pt" fo:font-style="italic" fo:font-weight="bold" officeooo:rsid="001cd860" officeooo:paragraph-rsid="001cd860" style:font-style-asian="italic" style:font-weight-asian="bold" style:font-style-complex="italic" style:font-weight-complex="bold" loext:padding="0.0799in" loext:border="0.79pt solid #000000"/>
    </style:style>
    <style:style style:name="P15" style:family="paragraph" style:parent-style-name="Text_20_body">
      <style:paragraph-properties style:writing-mode="lr-tb"/>
      <style:text-properties fo:font-size="12pt" fo:font-style="normal" fo:font-weight="bold" officeooo:rsid="00156a9f" officeooo:paragraph-rsid="00156a9f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style:writing-mode="lr-tb"/>
      <style:text-properties fo:font-size="12pt" fo:font-style="normal" fo:font-weight="bold" officeooo:rsid="0016386c" officeooo:paragraph-rsid="0016386c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style:writing-mode="lr-tb"/>
      <style:text-properties fo:font-size="12pt" fo:font-style="normal" fo:font-weight="bold" officeooo:rsid="0016386c" officeooo:paragraph-rsid="0018b2c8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style:writing-mode="lr-tb"/>
      <style:text-properties fo:font-size="12pt" fo:font-style="normal" fo:font-weight="bold" officeooo:rsid="001cd860" officeooo:paragraph-rsid="001cd860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style:writing-mode="lr-tb"/>
      <style:text-properties fo:font-size="12pt" fo:font-style="normal" fo:font-weight="normal" officeooo:rsid="0017c929" officeooo:paragraph-rsid="0017c929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0pt" fo:font-weight="normal" officeooo:rsid="001515fb" officeooo:paragraph-rsid="001515fb" style:font-weight-asian="normal" style:font-weight-complex="normal"/>
    </style:style>
    <style:style style:name="P21" style:family="paragraph" style:parent-style-name="Text_20_body">
      <style:paragraph-properties style:writing-mode="lr-tb"/>
      <style:text-properties style:text-position="0% 100%" fo:font-size="12pt" fo:font-style="normal" fo:font-weight="bold" officeooo:rsid="001e3d9f" officeooo:paragraph-rsid="001e3d9f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text-align="center" style:justify-single-word="false" style:writing-mode="lr-tb"/>
      <style:text-properties style:text-position="0% 100%" fo:font-size="18pt" fo:font-style="normal" fo:font-weight="bold" officeooo:rsid="001e3d9f" officeooo:paragraph-rsid="001e3d9f" style:font-style-asian="normal" style:font-weight-asian="bold" style:font-style-complex="normal" style:font-weight-complex="bold" loext:padding-left="0.1in" loext:padding-right="0.1in" loext:padding-top="0.1in" loext:padding-bottom="0.1799in" loext:border="1.3pt solid #000000"/>
    </style:style>
    <style:style style:name="P23" style:family="paragraph" style:parent-style-name="Text_20_body">
      <style:paragraph-properties style:writing-mode="lr-tb"/>
      <style:text-properties style:text-position="0% 100%" fo:font-weight="bold" officeooo:rsid="001e3d9f" officeooo:paragraph-rsid="001e3d9f" style:font-weight-asian="bold" style:font-weight-complex="bold"/>
    </style:style>
    <style:style style:name="P24" style:family="paragraph" style:parent-style-name="Text_20_body">
      <style:paragraph-properties style:writing-mode="lr-tb"/>
      <style:text-properties style:text-position="0% 100%" fo:font-weight="bold" officeooo:rsid="001f8b6f" officeooo:paragraph-rsid="001f8b6f" style:font-weight-asian="bold" style:font-weight-complex="bold"/>
    </style:style>
    <style:style style:name="P25" style:family="paragraph" style:parent-style-name="Text_20_body">
      <style:paragraph-properties style:writing-mode="lr-tb"/>
      <style:text-properties officeooo:paragraph-rsid="001e3d9f"/>
    </style:style>
    <style:style style:name="P26" style:family="paragraph" style:parent-style-name="Text_20_body">
      <style:paragraph-properties style:writing-mode="lr-tb"/>
      <style:text-properties fo:font-size="12pt" fo:font-style="normal" fo:font-weight="normal" officeooo:rsid="00156a9f" officeooo:paragraph-rsid="00156a9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style:writing-mode="lr-tb"/>
      <style:text-properties fo:font-size="12pt" fo:font-style="normal" fo:font-weight="normal" officeooo:rsid="0016386c" officeooo:paragraph-rsid="00156a9f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paragraph-properties style:writing-mode="lr-tb"/>
      <style:text-properties fo:font-size="12pt" fo:font-style="normal" fo:font-weight="bold" officeooo:rsid="00156a9f" officeooo:paragraph-rsid="00156a9f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style:writing-mode="lr-tb"/>
      <style:text-properties fo:font-size="12pt" fo:font-style="normal" fo:font-weight="bold" officeooo:rsid="001a6ad8" officeooo:paragraph-rsid="001a6ad8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style:writing-mode="lr-tb"/>
      <style:text-properties fo:font-size="12pt" fo:font-style="normal" fo:font-weight="bold" officeooo:rsid="001a6ad8" officeooo:paragraph-rsid="002212b2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style:writing-mode="lr-tb"/>
      <style:text-properties fo:font-size="12pt" fo:font-style="normal" fo:font-weight="bold" officeooo:rsid="0019479f" officeooo:paragraph-rsid="0019479f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style:writing-mode="lr-tb"/>
      <style:text-properties style:text-position="0% 100%" fo:font-size="12pt" fo:font-style="normal" fo:font-weight="normal" officeooo:rsid="0018b2c8" officeooo:paragraph-rsid="0018b2c8" style:font-style-asian="normal" style:font-weight-asian="normal" style:font-style-complex="normal" style:font-weight-complex="normal"/>
    </style:style>
    <style:style style:name="P33" style:family="paragraph" style:parent-style-name="Text_20_body" style:list-style-name="L2">
      <style:paragraph-properties style:writing-mode="lr-tb"/>
      <style:text-properties style:text-position="0% 100%" fo:font-size="12pt" fo:font-style="normal" fo:font-weight="normal" officeooo:rsid="0018d04f" officeooo:paragraph-rsid="0018d04f" style:font-style-asian="normal" style:font-weight-asian="normal" style:font-style-complex="normal" style:font-weight-complex="normal"/>
    </style:style>
    <style:style style:name="P34" style:family="paragraph" style:parent-style-name="Text_20_body" style:list-style-name="L2">
      <style:paragraph-properties style:writing-mode="lr-tb"/>
      <style:text-properties style:text-position="0% 100%" fo:font-size="12pt" fo:font-style="normal" fo:font-weight="normal" officeooo:rsid="0019479f" officeooo:paragraph-rsid="0019479f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style:writing-mode="lr-tb"/>
      <style:text-properties style:text-position="0% 100%" fo:font-size="12pt" fo:font-style="normal" fo:font-weight="normal" officeooo:rsid="001e3d9f" officeooo:paragraph-rsid="001e3d9f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style:writing-mode="lr-tb"/>
      <style:text-properties style:text-position="0% 100%" fo:font-size="12pt" fo:font-style="normal" fo:font-weight="normal" officeooo:rsid="001cd860" officeooo:paragraph-rsid="001e3d9f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style:writing-mode="lr-tb"/>
      <style:text-properties style:text-position="0% 100%" fo:font-size="12pt" fo:font-style="normal" fo:font-weight="normal" officeooo:rsid="00218e36" officeooo:paragraph-rsid="00218e36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style:writing-mode="lr-tb"/>
      <style:text-properties style:text-position="0% 100%" fo:font-size="12pt" fo:font-style="normal" fo:font-weight="bold" officeooo:rsid="0018b2c8" officeooo:paragraph-rsid="0018b2c8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style:writing-mode="lr-tb"/>
      <style:text-properties style:text-position="0% 100%" fo:font-size="12pt" fo:font-style="normal" fo:font-weight="bold" officeooo:rsid="001cd860" officeooo:paragraph-rsid="001cd860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style:writing-mode="lr-tb"/>
      <style:text-properties style:text-position="0% 100%" fo:font-size="12pt" fo:font-style="normal" fo:font-weight="bold" officeooo:rsid="001e3d9f" officeooo:paragraph-rsid="001e3d9f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style:writing-mode="lr-tb"/>
      <style:text-properties style:text-position="0% 100%" fo:font-size="12pt" fo:font-style="normal" fo:font-weight="bold" officeooo:rsid="00218e36" officeooo:paragraph-rsid="00218e36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style:writing-mode="lr-tb"/>
      <style:text-properties style:text-position="0% 100%" fo:font-size="12pt" fo:font-style="italic" fo:font-weight="normal" officeooo:rsid="001cd860" officeooo:paragraph-rsid="001bb3e7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ize="14pt" fo:font-weight="bold" officeooo:rsid="002539f5" officeooo:paragraph-rsid="002539f5" style:font-weight-asian="bold" style:font-weight-complex="bold" loext:padding="0.0799in" loext:border="1.3pt solid #00a933"/>
    </style:style>
    <style:style style:name="P44" style:family="paragraph" style:parent-style-name="Text_20_body">
      <style:paragraph-properties style:writing-mode="lr-tb"/>
      <style:text-properties fo:font-size="10pt" fo:font-style="normal" fo:font-weight="bold" officeooo:rsid="0019479f" officeooo:paragraph-rsid="001a6ad8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style:writing-mode="lr-tb"/>
      <style:text-properties fo:font-variant="small-caps" style:text-position="0% 100%" fo:font-size="12pt" fo:font-style="normal" fo:font-weight="bold" officeooo:rsid="00218e36" officeooo:paragraph-rsid="00218e36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style:font-name="Noto Sans Bengali" style:font-name-complex="Noto Sans Bengali"/>
    </style:style>
    <style:style style:name="P47" style:family="paragraph" style:parent-style-name="Text_20_body" style:list-style-name="L3">
      <style:text-properties style:font-name="Noto Sans Bengali" officeooo:paragraph-rsid="002539f5" style:font-name-complex="Noto Sans Bengali"/>
    </style:style>
    <style:style style:name="P48" style:family="paragraph" style:parent-style-name="Text_20_body" style:list-style-name="L6"/>
    <style:style style:name="P49" style:family="paragraph">
      <style:paragraph-properties fo:text-align="center"/>
    </style:style>
    <style:style style:name="P5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1" style:family="paragraph">
      <loext:graphic-properties draw:fill="none" draw:fill-color="#ffff38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56a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386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officeooo:rsid="0016386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2pt" fo:font-style="normal" fo:font-weight="normal" officeooo:rsid="001cd860" style:font-style-asian="normal" style:font-weight-asian="normal" style:font-style-complex="normal" style:font-weight-complex="normal"/>
    </style:style>
    <style:style style:name="T9" style:family="text">
      <style:text-properties style:text-position="0% 100%" fo:font-size="12pt" fo:font-style="normal" fo:font-weight="bold" officeooo:rsid="001cd860" style:font-style-asian="normal" style:font-weight-asian="bold" style:font-style-complex="normal" style:font-weight-complex="bold"/>
    </style:style>
    <style:style style:name="T10" style:family="text">
      <style:text-properties style:text-position="0% 100%" fo:font-size="12pt" officeooo:rsid="001a6ad8" style:font-size-complex="12pt"/>
    </style:style>
    <style:style style:name="T11" style:family="text">
      <style:text-properties style:text-position="0% 100%" officeooo:rsid="0018b2c8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officeooo:rsid="001b2c7e"/>
    </style:style>
    <style:style style:name="T14" style:family="text">
      <style:text-properties style:text-position="0% 100%" style:font-size-asian="16pt" style:font-size-complex="16pt"/>
    </style:style>
    <style:style style:name="T15" style:family="text">
      <style:text-properties style:text-position="0% 100%" officeooo:rsid="001cd860"/>
    </style:style>
    <style:style style:name="T16" style:family="text">
      <style:text-properties style:text-position="0% 100%" officeooo:rsid="001a6ad8" style:font-size-complex="10pt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b 58%" fo:font-size="12pt" fo:font-style="normal" fo:font-weight="bold" officeooo:rsid="001cd860" style:font-style-asian="normal" style:font-weight-asian="bold" style:font-style-complex="normal" style:font-weight-complex="bold"/>
    </style:style>
    <style:style style:name="T20" style:family="text">
      <style:text-properties officeooo:rsid="0018b2c8"/>
    </style:style>
    <style:style style:name="T21" style:family="text">
      <style:text-properties officeooo:rsid="001e3d9f"/>
    </style:style>
    <style:style style:name="T22" style:family="text">
      <style:text-properties style:font-name="DejaVu Math TeX Gyre" fo:font-size="28pt" style:font-size-asian="28pt" style:font-size-complex="28pt"/>
    </style:style>
    <style:style style:name="T23" style:family="text">
      <style:text-properties style:font-name="DejaVu Math TeX Gyre" fo:font-size="12pt" fo:font-style="normal" style:font-style-asian="normal" style:font-style-complex="normal"/>
    </style:style>
    <style:style style:name="T24" style:family="text">
      <style:text-properties style:font-name="Open Sans" fo:font-size="12pt" fo:font-style="normal" style:font-style-asian="normal" style:font-style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-complex="Noto Sans Bengali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fo:padding="0.0799in" fo:border="1.05pt solid #000000" draw:ole-draw-aspect="1"/>
    </style:style>
    <style:style style:name="fr2" style:family="graphic" style:parent-style-name="Formula">
      <style:graphic-properties style:vertical-pos="from-top" fo:padding="0.0799in" fo:border="1.05pt solid #000000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1in" fo:border="1.05pt solid #000000" draw:ole-draw-aspect="1"/>
    </style:style>
    <style:style style:name="fr5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799in" fo:border="1.05pt solid #000000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11111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38" draw:textarea-horizontal-align="justify" draw:textarea-vertical-align="top" draw:auto-grow-height="false" fo:min-height="1.0929in" fo:min-width="2.6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RMODYNAMICS</text:p>
      <text:p text:style-name="P3">TL;DRs</text:p>
      <text:p text:style-name="P20">An OS Creation of Shazin</text:p>
      <text:p text:style-name="P1">Relations Among Temperature Scales:</text:p>
      <text:p text:style-name="P9"><draw:frame draw:style-name="fr3" draw:name="Object1" text:anchor-type="as-char" svg:y="-0.2437in" svg:width="1.532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First Law of Thermodynamics:</text:p>
      <text:p text:style-name="P10">“<text:span text:style-name="T1">When work is completely converted to heat or heat is completely converted to work then work and heat becomes proportional to each others”</text:span></text:p>
      <text:p text:style-name="P15">Mathematical Implementation : <text:span text:style-name="T2">If a system consumes </text:span>dQ<text:span text:style-name="T2"> heat, so the internal energy of the system changes by </text:span>du <text:span text:style-name="T2">and work done by heat is </text:span>dW <text:span text:style-name="T2">then,</text:span></text:p>
      <text:p text:style-name="P26"><draw:frame draw:style-name="fr5" draw:name="Object2" text:anchor-type="as-char" svg:y="-0.2429in" svg:width="1.1508in" svg:height="0.372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>Conditions:</text:p>
      <text:list xml:id="list4088698255" text:style-name="L1">
        <text:list-item>
          <text:p text:style-name="P28">dQ <text:span text:style-name="T2">is positive(+ve) if the system consumes heat , </text:span>dQ <text:span text:style-name="T2">is negative(-ve) if system loses heat</text:span></text:p>
        </text:list-item>
        <text:list-item>
          <text:p text:style-name="P28">du <text:span text:style-name="T2">positive if the internal energy of the system is increased and </text:span>du <text:span text:style-name="T2">negative if the internal energy decreases.</text:span></text:p>
        </text:list-item>
        <text:list-item>
          <text:p text:style-name="P28">dW <text:span text:style-name="T2">is positive if the work </text:span><text:span text:style-name="T3">is done by the system, </text:span><text:span text:style-name="T6">dW </text:span><text:span text:style-name="T3">is negative if the work is done to the system.</text:span></text:p>
        </text:list-item>
      </text:list>
      <text:p text:style-name="P27"/>
      <text:p text:style-name="P16">Application of first Law in Isothermal(সমোষ্ণ) Process:</text:p>
      <text:p text:style-name="P11">“A system where Temperature remains constant but heat and volume changes”</text:p>
      <text:p text:style-name="P19">In isothermal process as the temperature remains constant so the internal energy is also constant it means <text:span text:style-name="T4">du = 0 </text:span>.</text:p>
      <text:p text:style-name="P19"><draw:frame draw:style-name="fr3" draw:name="Object3" text:anchor-type="as-char" svg:y="-0.1484in" svg:width="0.675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text:soft-page-break/><draw:frame draw:style-name="fr1" draw:name="Object4" text:anchor-type="as-char" svg:y="-0.3634in" svg:width="1.5882in" svg:height="0.63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9">W = Work done by heat</text:p>
      <text:p text:style-name="P19">Q = Heat</text:p>
      <text:p text:style-name="P19">n = number of moles in gas </text:p>
      <text:p text:style-name="P19">R = Universal gas constant </text:p>
      <text:p text:style-name="P19">T = temperature</text:p>
      <text:p text:style-name="P19">V<text:span text:style-name="T17">1 </text:span><text:span text:style-name="T7">= Initial Volume</text:span></text:p>
      <text:p text:style-name="P19">V<text:span text:style-name="T17">2 </text:span><text:span text:style-name="T7">= Final Volume</text:span></text:p>
      <text:p text:style-name="P29"><text:span text:style-name="T7"/></text:p>
      <text:p text:style-name="P17">Application of first Law in <text:span text:style-name="T20">Adiabatic</text:span>(রুদ্ধতাপীয়) Process:</text:p>
      <text:p text:style-name="P12"><text:span text:style-name="T7">“A system where </text:span><text:span text:style-name="T11">Heat</text:span><text:span text:style-name="T7"> remains constant but </text:span><text:span text:style-name="T11">Pressure and Volume Changes</text:span><text:span text:style-name="T7">”</text:span></text:p>
      <text:p text:style-name="P32">dW = -du</text:p>
      <text:p text:style-name="P38">**Facts:</text:p>
      <text:list xml:id="list2547223003" text:style-name="L2">
        <text:list-item>
          <text:p text:style-name="P33">In adiabatic process the work is done by the system’s heat or energy. So if the volume of the system increases the internal energy or the Temperature decreases </text:p>
        </text:list-item>
        <text:list-item>
          <text:p text:style-name="P34">In the same condition the Temperature increase if the system’s volume is reduced</text:p>
        </text:list-item>
      </text:list>
      <text:p text:style-name="P31"><text:span text:style-name="T7">Mathematical Implementation: </text:span><text:span text:style-name="T7"><draw:frame draw:style-name="fr1" draw:name="Object5" text:anchor-type="as-char" svg:y="-0.3382in" svg:width="1.5201in" svg:height="0.587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0"><text:span text:style-name="T7">Relation between Pressure and Volume in Adiabatic Process: </text:span><draw:frame draw:style-name="fr1" draw:name="Object7" text:anchor-type="as-char" svg:y="-0.2429in" svg:width="1.1516in" svg:height="0.398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0"><text:span text:style-name="T7">Relation between Volume and Temperature in Adiabatic Process: </text:span><draw:frame draw:style-name="fr1" draw:name="Object8" text:anchor-type="as-char" svg:y="-0.2665in" svg:width="1.4102in" svg:height="0.4217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0"><text:span text:style-name="T7">Relation between </text:span><text:span text:style-name="T13">Pressure</text:span><text:span text:style-name="T7"> and Temperature in Adiabatic Process </text:span><text:span text:style-name="T13">(in case of an ideal gas)</text:span><text:span text:style-name="T7">: </text:span><text:span text:style-name="T7"><draw:frame draw:style-name="fr1" draw:name="Object9" text:anchor-type="as-char" svg:y="-0.3484in" svg:width="1.428in" svg:height="0.5035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0"><text:span text:style-name="T7"/></text:p>
      <text:p text:style-name="P44"><text:soft-page-break/><text:span text:style-name="T10">Work in Isobaric(সমচাপ) System:</text:span><text:span text:style-name="T16"> </text:span><text:span text:style-name="T16"><draw:frame draw:style-name="fr1" draw:name="Object19" text:anchor-type="as-char" svg:y="-0.2429in" svg:width="0.972in" svg:height="0.3728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44"><text:span text:style-name="T16"/></text:p>
      <text:p text:style-name="P46"><text:span text:style-name="T26">রুদ্ধতাপীয় ও <text:s/>সমোষ্ণ <text:s/>প্রক্রিয়া চেনার উপায়ঃ</text:span> </text:p>
      <text:list xml:id="list3965556138" text:style-name="L3">
        <text:list-item>
          <text:p text:style-name="P47">যদি <text:s/>গ্যাস পাত্র বা পিস্টনটি তাপ অপরিবাহী হয় তবে প্রক্রিয়াটি রুদ্ধতাপীয় প্রক্রিয়া । আর যদি গ্যাস পাত্র বা পিস্টন বা তাপীয় সিস্টেম সংলগ্ন কোন বেস্থনী তাপ পরিবাহী হয় তবে প্রক্রিয়াটি সমোষ্ণ প্রক্রিয়া । </text:p>
        </text:list-item>
        <text:list-item>
          <text:p text:style-name="P47">যদি অন্তঃস্থ শক্তির পরিবর্তন ঘটে তবে প্রক্তিয়াটি রুদ্ধতাপীয় । আর অন্তস্থ শক্তির পরিবর্তন না ঘটলে প্রক্রিয়াটি সমোষ্ণ । </text:p>
        </text:list-item>
      </text:list>
      <text:p text:style-name="P43">Special Tip</text:p>
      <text:list xml:id="list2139367718" text:style-name="L6">
        <text:list-item>
          <text:p text:style-name="P48"><text:span text:style-name="T27">যদি কোন প্রক্রিয়া রুদ্ধতাপীয় না হয় তাহলে সেটি সমোষ্ণ । আর যদি কোন প্রক্রিয়া সমোষ্ণ না হয় তাহলে সেটি রুদ্ধতাপীয়</text:span></text:p>
        </text:list-item>
        <text:list-item>
          <text:p text:style-name="P48"><text:span text:style-name="T27">কোন প্রশ্নে যদি ২ টি তাপীয় ঘটনা দেওয়া থাকে তবে যদি একটি ঘটনা রুদ্ধতাপীয় প্রক্রিয়া হয় তবে সম্ভবত অপরটি সমোষ্ণ প্রক্রিয়া। </text:span></text:p>
          <text:p text:style-name="P48"><text:span text:style-name="T27"/></text:p>
        </text:list-item>
      </text:list>
      <text:p text:style-name="P4"><text:span text:style-name="T7">Molar Specific Heat(</text:span><text:span text:style-name="T14">আপেক্ষিক তাপ</text:span><text:span text:style-name="T7">):</text:span></text:p>
      <text:p text:style-name="P13"><text:span text:style-name="T7">“Molar specific heat is actually the Heat required to increase the Temperature of </text:span><text:span text:style-name="T15">1 Mole of a gas by 1 unit”</text:span></text:p>
      <text:p text:style-name="P42"><draw:custom-shape text:anchor-type="paragraph" draw:z-index="5" draw:name="Shape 1" draw:style-name="gr2" draw:text-style-name="P51" svg:width="2.6913in" svg:height="1.0933in" svg:x="4.1827in" svg:y="0.1673in"><text:p text:style-name="P50"><text:span text:style-name="T28">C = Molar specific heat</text:span></text:p><text:p text:style-name="P50"><text:span text:style-name="T28">ΔQ = Heat </text:span></text:p><text:p text:style-name="P50"><text:span text:style-name="T28">n = Number of moles in gas</text:span></text:p><text:p text:style-name="P50"><text:span text:style-name="T28">ΔT = Temperature</text:span></text:p><draw:enhanced-geometry svg:viewBox="0 0 21600 21600" draw:type="rectangle" draw:enhanced-path="M 0 0 L 21600 0 21600 21600 0 21600 0 0 Z N"/></draw:custom-shape><draw:line text:anchor-type="paragraph" draw:z-index="6" draw:name="Vertical line 1" draw:style-name="gr1" draw:text-style-name="P49" svg:x1="3.9311in" svg:y1="0.1409in" svg:x2="3.9311in" svg:y2="1.2083in"><text:p/></draw:line></text:p>
      <text:p text:style-name="P18"><text:span text:style-name="T7">Mathematical Implementation: </text:span><text:span text:style-name="T7"><draw:frame draw:style-name="fr1" draw:name="Object10" text:anchor-type="as-char" svg:y="-0.3382in" svg:width="0.9035in" svg:height="0.5819in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9"/>
      <text:p text:style-name="P18"><text:span text:style-name="T7">C</text:span><text:span text:style-name="T17">p </text:span><text:span text:style-name="T7">and C</text:span><text:span text:style-name="T17">v</text:span><text:span text:style-name="T7"> :</text:span></text:p>
      <text:p text:style-name="P18"><text:span text:style-name="T7">C</text:span><text:span text:style-name="T17">p </text:span><text:span text:style-name="T7">: </text:span><text:span text:style-name="T12">C</text:span><text:span text:style-name="T18">p </text:span><text:span text:style-name="T12">is essentially the Molar specific Heat in a Constant Pressure </text:span><text:span text:style-name="T12"><draw:frame draw:style-name="fr1" draw:name="Object11" text:anchor-type="as-char" svg:y="-0.3382in" svg:width="0.9661in" svg:height="0.5819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8"><text:span text:style-name="T7">C</text:span><text:span text:style-name="T17">v </text:span><text:span text:style-name="T7">:</text:span><text:span text:style-name="T12"> C</text:span><text:span text:style-name="T18">v </text:span><text:span text:style-name="T12">is essentially the Molar specific Heat in a Constant Volume </text:span><text:span text:style-name="T12"><draw:frame draw:style-name="fr1" draw:name="Object12" text:anchor-type="as-char" svg:y="-0.3382in" svg:width="0.9571in" svg:height="0.5819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4"><text:soft-page-break/><text:span text:style-name="T7">Remember: C</text:span><text:span text:style-name="T17">p</text:span><text:span text:style-name="T7"> &gt; C</text:span><text:span text:style-name="T17">v</text:span></text:p>
      <text:p text:style-name="P21">Relation between C<text:span text:style-name="T17">p </text:span>and C<text:span text:style-name="T17">v </text:span>: <draw:frame draw:style-name="fr1" draw:name="Object13" text:anchor-type="as-char" svg:y="-0.2429in" svg:width="1.0201in" svg:height="0.398in" draw:z-index="10"><draw:object xlink:href="./Object 13" xlink:type="simple" xlink:show="embed" xlink:actuate="onLoad"/><draw:image xlink:href="./ObjectReplacements/Object 13" xlink:type="simple" xlink:show="embed" xlink:actuate="onLoad"/></draw:frame><text:span text:style-name="T2">where R = gas constant.</text:span></text:p>
      <text:p text:style-name="P35"/>
      <text:p text:style-name="P22">What The Fuck is <text:span text:style-name="T22">γ</text:span></text:p>
      <text:p text:style-name="P25">γ (gamma) <text:span text:style-name="T21">in Thermodynamics is actually the ratio of </text:span><text:span text:style-name="T9">C</text:span><text:span text:style-name="T19">p </text:span><text:span text:style-name="T9">and C</text:span><text:span text:style-name="T19">v </text:span><text:span text:style-name="T8">.</text:span></text:p>
      <text:p text:style-name="P36"><draw:frame draw:style-name="fr4" draw:name="Object14" text:anchor-type="as-char" svg:y="-0.3835in" svg:width="0.772in" svg:height="0.6717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36"/>
      <text:p text:style-name="P23"><text:span text:style-name="T5">*** </text:span><text:span text:style-name="T5"><draw:frame draw:style-name="fr3" draw:name="Object15" text:anchor-type="as-char" svg:y="-0.2689in" svg:width="0.8638in" svg:height="0.4425in" draw:z-index="12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3"><text:span text:style-name="T5">*** </text:span><text:span text:style-name="T5"><draw:frame draw:style-name="fr3" draw:name="Object16" text:anchor-type="as-char" svg:y="-0.2437in" svg:width="0.7563in" svg:height="0.3984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4"><text:span text:style-name="T5">Value of </text:span><text:span text:style-name="T23">γ</text:span><text:span text:style-name="T24"> in Different Gases</text:span></text:p>
      <table:table table:name="Table1" table:style-name="Table1">
        <table:table-column table:style-name="Table1.A" table:number-columns-repeated="3"/>
        <table:table-row table:style-name="TableLine94917044954080">
          <table:table-cell table:style-name="Table1.A1" office:value-type="string">
            <text:p text:style-name="P6">Scenario </text:p>
          </table:table-cell>
          <table:table-cell table:style-name="Table1.B1" office:value-type="string">
            <text:p text:style-name="P6">Example</text:p>
          </table:table-cell>
          <table:table-cell table:style-name="Table1.C1" office:value-type="string">
            <text:p text:style-name="P6">Value</text:p>
          </table:table-cell>
        </table:table-row>
        <table:table-row table:style-name="TableLine94917044973168">
          <table:table-cell table:style-name="Table1.B4" office:value-type="string">
            <text:p text:style-name="P7">Mono-atomic Gas</text:p>
          </table:table-cell>
          <table:table-cell table:style-name="Table1.B4" office:value-type="string">
            <text:p text:style-name="P7">He, Ne, Ar</text:p>
          </table:table-cell>
          <table:table-cell table:style-name="Table1.C4" office:value-type="string">
            <text:p text:style-name="P7">1.67</text:p>
          </table:table-cell>
        </table:table-row>
        <table:table-row table:style-name="TableLine94917044512928">
          <table:table-cell table:style-name="Table1.B4" office:value-type="string">
            <text:p text:style-name="P7">Di-atomic Gas</text:p>
          </table:table-cell>
          <table:table-cell table:style-name="Table1.B4" office:value-type="string">
            <text:p text:style-name="P7">H<text:span text:style-name="T17">3</text:span><text:span text:style-name="T7">, O</text:span><text:span text:style-name="T17">2 </text:span><text:span text:style-name="T7">, N</text:span><text:span text:style-name="T17">2 </text:span><text:span text:style-name="T7">, Cl</text:span><text:span text:style-name="T17">3</text:span></text:p>
          </table:table-cell>
          <table:table-cell table:style-name="Table1.C4" office:value-type="string">
            <text:p text:style-name="P7">1.40</text:p>
          </table:table-cell>
        </table:table-row>
        <table:table-row table:style-name="TableLine94917045017760">
          <table:table-cell table:style-name="Table1.B4" office:value-type="string">
            <text:p text:style-name="P7">Tri-atomic Gas</text:p>
          </table:table-cell>
          <table:table-cell table:style-name="Table1.B4" office:value-type="string">
            <text:p text:style-name="P8">CO<text:span text:style-name="T17">2</text:span><text:span text:style-name="T7">, C</text:span><text:span text:style-name="T17">2</text:span><text:span text:style-name="T7">O</text:span><text:span text:style-name="T17">6 </text:span><text:span text:style-name="T7">, NH</text:span><text:span text:style-name="T17">3</text:span></text:p>
          </table:table-cell>
          <table:table-cell table:style-name="Table1.C4" office:value-type="string">
            <text:p text:style-name="P7">1.33</text:p>
          </table:table-cell>
        </table:table-row>
      </table:table>
      <text:p text:style-name="P21"/>
      <text:p text:style-name="P41">Formulas Related to Internal Energy:</text:p>
      <text:p text:style-name="P41"/>
      <text:p text:style-name="P37">Internal Energy of an Ideal Gas, <draw:frame draw:style-name="fr2" draw:name="Object17" text:anchor-type="as-char" svg:y="-0.3382in" svg:width="0.978in" svg:height="0.5819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37">Change of Internal Energy of an Ideal Gas, <draw:frame draw:style-name="fr2" draw:name="Object18" text:anchor-type="as-char" svg:y="-0.2429in" svg:width="1.0528in" svg:height="0.398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7"/>
      <text:p text:style-name="P4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aash" svg:font-family="Akaash" style:font-pitch="variable"/>
    <style:font-face style:name="DejaVu Math TeX Gyre" svg:font-family="'DejaVu Math TeX Gyre'"/>
    <style:font-face style:name="Droid Sans Fallback" svg:font-family="'Droid Sans Fallback'" style:font-family-generic="system" style:font-pitch="variable"/>
    <style:font-face style:name="Helvetica" svg:font-family="Helvetica" style:font-family-generic="swiss"/>
    <style:font-face style:name="Mukti Narrow" svg:font-family="'Mukti Narrow'" style:font-pitch="variable"/>
    <style:font-face style:name="Noto Sans Bengali" svg:font-family="'Noto Sans Bengali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 Sans" svg:font-family="'Open Sans', Arial, sans-serif" style:font-family-generic="swiss"/>
    <style:font-face style:name="Open Sans SemiBold" svg:font-family="'Open Sans SemiBold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Open Sans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Open Sans SemiBold" fo:font-family="'Open Sans SemiBold'" style:font-family-generic="swiss" fo:font-size="20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5:20:03.359102259</meta:creation-date>
    <dc:date>2021-11-17T01:14:01.593191752</dc:date>
    <meta:editing-duration>PT1H2M50S</meta:editing-duration>
    <meta:editing-cycles>6</meta:editing-cycles>
    <meta:generator>LibreOffice/7.2.2.2$Linux_X86_64 LibreOffice_project/02b2acce88a210515b4a5bb2e46cbfb63fe97d56</meta:generator>
    <meta:document-statistic meta:table-count="1" meta:image-count="0" meta:object-count="18" meta:page-count="5" meta:paragraph-count="72" meta:word-count="545" meta:character-count="2842" meta:non-whitespace-character-count="2350"/>
  </office:meta>
</office:document-meta>
</file>

<file path=Object 1/content.xml><?xml version="1.0" encoding="utf-8"?>
<math xmlns="http://www.w3.org/1998/Math/MathML" display="block">
  <semantics>
    <mrow>
      <mfrac>
        <mi>C</mi>
        <mn>5</mn>
      </mfrac>
      <mo stretchy="false">=</mo>
      <mfrac>
        <mrow>
          <mi>F</mi>
          <mo stretchy="false">−</mo>
          <mn>32</mn>
        </mrow>
        <mn>9</mn>
      </mfrac>
      <mo stretchy="false">=</mo>
      <mfrac>
        <mrow>
          <mi>K</mi>
          <mo stretchy="false">−</mo>
          <mn>273</mn>
        </mrow>
        <mn>5</mn>
      </mfrac>
    </mrow>
    <annotation encoding="StarMath 5.0">C over 5 = { F-32 } over 9 = { K-273 } over 5</annotation>
  </semantics>
</math>
</file>

<file path=Object 10/content.xml><?xml version="1.0" encoding="utf-8"?>
<math xmlns="http://www.w3.org/1998/Math/MathML" display="block">
  <semantics>
    <mrow>
      <mi>C</mi>
      <mo stretchy="false">=</mo>
      <mfrac>
        <mrow>
          <mi mathvariant="normal">Δ</mi>
          <mi>Q</mi>
        </mrow>
        <mrow>
          <mi>n</mi>
          <mi mathvariant="normal">Δ</mi>
          <mi>T</mi>
        </mrow>
      </mfrac>
    </mrow>
    <annotation encoding="StarMath 5.0">C = {%DELTA Q} over { n%DELTA T }</annotation>
  </semantics>
</math>
</file>

<file path=Object 11/content.xml><?xml version="1.0" encoding="utf-8"?>
<math xmlns="http://www.w3.org/1998/Math/MathML" display="block">
  <semantics>
    <mrow>
      <msub>
        <mi>C</mi>
        <mi>p</mi>
      </msub>
      <mo stretchy="false">=</mo>
      <mfrac>
        <mrow>
          <mi mathvariant="normal">Δ</mi>
          <mi>Q</mi>
        </mrow>
        <mrow>
          <mi>n</mi>
          <mi mathvariant="normal">Δ</mi>
          <mi>T</mi>
        </mrow>
      </mfrac>
    </mrow>
    <annotation encoding="StarMath 5.0">C_p = {%DELTA Q} over { n%DELTA T }</annotation>
  </semantics>
</math>
</file>

<file path=Object 12/content.xml><?xml version="1.0" encoding="utf-8"?>
<math xmlns="http://www.w3.org/1998/Math/MathML" display="block">
  <semantics>
    <mrow>
      <msub>
        <mi>C</mi>
        <mi>v</mi>
      </msub>
      <mo stretchy="false">=</mo>
      <mfrac>
        <mrow>
          <mi mathvariant="normal">Δ</mi>
          <mi>Q</mi>
        </mrow>
        <mrow>
          <mi>n</mi>
          <mi mathvariant="normal">Δ</mi>
          <mi>T</mi>
        </mrow>
      </mfrac>
    </mrow>
    <annotation encoding="StarMath 5.0">C_v = {%DELTA Q} over { n%DELTA T }</annotation>
  </semantics>
</math>
</file>

<file path=Object 13/content.xml><?xml version="1.0" encoding="utf-8"?>
<math xmlns="http://www.w3.org/1998/Math/MathML" display="block">
  <semantics>
    <mrow>
      <mrow>
        <msub>
          <mi>C</mi>
          <mi>p</mi>
        </msub>
        <mo stretchy="false">−</mo>
        <msub>
          <mi>C</mi>
          <mi>v</mi>
        </msub>
      </mrow>
      <mo stretchy="false">=</mo>
      <mi>R</mi>
    </mrow>
    <annotation encoding="StarMath 5.0">C_p - C_v = R</annotation>
  </semantics>
</math>
</file>

<file path=Object 1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</mrow>
    <annotation encoding="StarMath 5.0">%gamma = C_p over C_v</annotation>
  </semantics>
</math>
</file>

<file path=Object 15/content.xml><?xml version="1.0" encoding="utf-8"?>
<math xmlns="http://www.w3.org/1998/Math/MathML" display="block">
  <semantics>
    <mrow>
      <mrow>
        <mfrac>
          <msub>
            <mi>C</mi>
            <mi>p</mi>
          </msub>
          <msub>
            <mi>C</mi>
            <mi>v</mi>
          </msub>
        </mfrac>
        <mo stretchy="false">−</mo>
        <mn>1</mn>
      </mrow>
      <mo stretchy="false">=</mo>
      <mfrac>
        <mi>R</mi>
        <msub>
          <mi>C</mi>
          <mi>v</mi>
        </msub>
      </mfrac>
    </mrow>
    <annotation encoding="StarMath 5.0">C_p over C_v -1 = R over C_v</annotation>
  </semantics>
</math>
</file>

<file path=Object 16/content.xml><?xml version="1.0" encoding="utf-8"?>
<math xmlns="http://www.w3.org/1998/Math/MathML" display="block">
  <semantics>
    <mrow>
      <msub>
        <mi>C</mi>
        <mi>v</mi>
      </msub>
      <mo stretchy="false">=</mo>
      <mfrac>
        <mi>R</mi>
        <mrow>
          <mi>γ</mi>
          <mo stretchy="false">−</mo>
          <mn>1</mn>
        </mrow>
      </mfrac>
    </mrow>
    <annotation encoding="StarMath 5.0">C_v = R over {  %gamma - 1 }</annotation>
  </semantics>
</math>
</file>

<file path=Object 17/content.xml><?xml version="1.0" encoding="utf-8"?>
<math xmlns="http://www.w3.org/1998/Math/MathML" display="block">
  <semantics>
    <mrow>
      <mrow>
        <mi>U</mi>
        <mo stretchy="false">=</mo>
        <mfrac>
          <mn>3</mn>
          <mn>2</mn>
        </mfrac>
      </mrow>
      <mi mathvariant="italic">nRT</mi>
    </mrow>
    <annotation encoding="StarMath 5.0">U = 3 over 2 nRT</annotation>
  </semantics>
</math>
</file>

<file path=Object 18/content.xml><?xml version="1.0" encoding="utf-8"?>
<math xmlns="http://www.w3.org/1998/Math/MathML" display="block">
  <semantics>
    <mrow>
      <mrow>
        <mi mathvariant="italic">du</mi>
        <mo stretchy="false">=</mo>
        <msub>
          <mi mathvariant="italic">nC</mi>
          <mi>v</mi>
        </msub>
      </mrow>
      <mi mathvariant="italic">dT</mi>
    </mrow>
    <annotation encoding="StarMath 5.0">du = nC_v dT</annotation>
  </semantics>
</math>
</file>

<file path=Object 19/content.xml><?xml version="1.0" encoding="utf-8"?>
<math xmlns="http://www.w3.org/1998/Math/MathML" display="block">
  <semantics>
    <mrow>
      <mi mathvariant="italic">dW</mi>
      <mo stretchy="false">=</mo>
      <mi mathvariant="italic">PdV</mi>
    </mrow>
    <annotation encoding="StarMath 5.0">dW = PdV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row>
        <mi mathvariant="italic">du</mi>
        <mo stretchy="false">+</mo>
        <mi mathvariant="italic">dW</mi>
      </mrow>
    </mrow>
    <annotation encoding="StarMath 5.0">dQ = du + dW</annotation>
  </semantics>
</math>
</file>

<file path=Object 3/content.xml><?xml version="1.0" encoding="utf-8"?>
<math xmlns="http://www.w3.org/1998/Math/MathML" display="block">
  <semantics>
    <mrow>
      <mi mathvariant="italic">dQ</mi>
      <mo stretchy="false">=</mo>
      <mi mathvariant="italic">dW</mi>
    </mrow>
    <annotation encoding="StarMath 5.0">dQ = dW</annotation>
  </semantics>
</math>
</file>

<file path=Object 4/content.xml><?xml version="1.0" encoding="utf-8"?>
<math xmlns="http://www.w3.org/1998/Math/MathML" display="block">
  <semantics>
    <mrow>
      <mrow>
        <mi>W</mi>
        <mo stretchy="false">=</mo>
        <mi>Q</mi>
        <mo stretchy="false">=</mo>
        <mi mathvariant="italic">nRTln</mi>
      </mrow>
      <mrow>
        <mo fence="true" form="prefix" stretchy="false">(</mo>
        <mrow>
          <mfrac>
            <msub>
              <mi>V</mi>
              <mn>2</mn>
            </msub>
            <msub>
              <mi>V</mi>
              <mn>1</mn>
            </msub>
          </mfrac>
        </mrow>
        <mo fence="true" form="postfix" stretchy="false">)</mo>
      </mrow>
    </mrow>
    <annotation encoding="StarMath 5.0">W = Q = nRTln( V_2 over V_1 )</annotation>
  </semantics>
</math>
</file>

<file path=Object 5/content.xml><?xml version="1.0" encoding="utf-8"?>
<math xmlns="http://www.w3.org/1998/Math/MathML" display="block">
  <semantics>
    <mrow>
      <mrow>
        <mi>W</mi>
        <mo stretchy="false">=</mo>
        <mfrac>
          <mi>R</mi>
          <mrow>
            <mi>γ</mi>
            <mo stretchy="false">−</mo>
            <mn>1</mn>
          </mrow>
        </mfrac>
      </mrow>
      <mrow>
        <mo fence="true" form="prefix" stretchy="false">[</mo>
        <mrow>
          <mrow>
            <msub>
              <mi>T</mi>
              <mn>1</mn>
            </msub>
            <mo stretchy="false">−</mo>
            <msub>
              <mi>T</mi>
              <mn>2</mn>
            </msub>
          </mrow>
        </mrow>
        <mo fence="true" form="postfix" stretchy="false">]</mo>
      </mrow>
    </mrow>
    <annotation encoding="StarMath 5.0">W = R over {%gamma-1}[ T_1 - T_2 ]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row>
        <msubsup>
          <mi>P</mi>
          <mn>1</mn>
          <mfrac>
            <mrow>
              <mn>1</mn>
              <mo stretchy="false">−</mo>
              <mi>γ</mi>
            </mrow>
            <mi>γ</mi>
          </mfrac>
        </msubsup>
        <mo stretchy="false">=</mo>
        <msub>
          <mi>T</mi>
          <mn>2</mn>
        </msub>
      </mrow>
      <msubsup>
        <mi>P</mi>
        <mn>2</mn>
        <mfrac>
          <mrow>
            <mn>1</mn>
            <mo stretchy="false">−</mo>
            <mi>γ</mi>
          </mrow>
          <mi>γ</mi>
        </mfrac>
      </msubsup>
    </mrow>
    <annotation encoding="StarMath 5.0">T_1 P_1^{ {1- %gamma} over %gamma } = T_2 P_2^{ {1- %gamma} over %gamma }</annotation>
  </semantics>
</math>
</file>

<file path=Object 7/content.xml><?xml version="1.0" encoding="utf-8"?>
<math xmlns="http://www.w3.org/1998/Math/MathML" display="block">
  <semantics>
    <mrow>
      <msub>
        <mi>P</mi>
        <mn>1</mn>
      </msub>
      <mrow>
        <msubsup>
          <mi>V</mi>
          <mn>1</mn>
          <mi>γ</mi>
        </msubsup>
        <mo stretchy="false">=</mo>
        <msub>
          <mi>P</mi>
          <mn>2</mn>
        </msub>
      </mrow>
      <msubsup>
        <mi>V</mi>
        <mn>2</mn>
        <mi>γ</mi>
      </msubsup>
    </mrow>
    <annotation encoding="StarMath 5.0">P_1 V_1^%gamma = P_2 V_2^%gamma</annotation>
  </semantics>
</math>
</file>

<file path=Object 8/content.xml><?xml version="1.0" encoding="utf-8"?>
<math xmlns="http://www.w3.org/1998/Math/MathML" display="block">
  <semantics>
    <mrow>
      <msub>
        <mi>T</mi>
        <mn>1</mn>
      </msub>
      <mrow>
        <msubsup>
          <mi>V</mi>
          <mn>1</mn>
          <mrow>
            <mi>γ</mi>
            <mo stretchy="false">−</mo>
            <mn>1</mn>
          </mrow>
        </msubsup>
        <mo stretchy="false">=</mo>
        <msub>
          <mi>T</mi>
          <mn>2</mn>
        </msub>
      </mrow>
      <msubsup>
        <mi>V</mi>
        <mn>2</mn>
        <mrow>
          <mi>γ</mi>
          <mo stretchy="false">−</mo>
          <mn>1</mn>
        </mrow>
      </msubsup>
    </mrow>
    <annotation encoding="StarMath 5.0">T_1 V_1^{ %gamma -1 } = T_2 V_2^{ %gamma -1 }</annotation>
  </semantics>
</math>
</file>